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font-family-generic="roman" style:font-pitch="variable" style:name="Cambria" svg:font-family="Cambria" svg:panose-1="2 4 5 3 5 4 6 3 2 4"/>
    <style:font-face style:font-family-generic="modern" style:font-pitch="fixed" style:name="MS Mincho" svg:font-family="MS Mincho" svg:panose-1="2 2 6 9 4 2 5 8 3 4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Calibri" svg:font-family="Calibri" svg:panose-1="2 15 5 2 2 2 4 3 2 4"/>
    <style:font-face style:font-family-generic="modern" style:font-pitch="fixed" style:name="MS Gothic" svg:font-family="MS Gothic" svg:panose-1="2 11 6 9 7 2 5 8 2 4"/>
    <style:font-face style:font-family-generic="swiss" style:font-pitch="variable" style:name="Calibri Light" svg:font-family="Calibri Light" svg:panose-1="2 15 3 2 2 2 4 3 2 4"/>
    <style:font-face style:font-family-generic="roman" style:font-pitch="variable" style:name="Cambria" svg:font-family="Cambria" svg:panose-1="2 4 5 3 5 4 6 3 2 4"/>
    <style:font-face style:font-family-generic="swiss" style:font-pitch="variable" style:name="Calibri" svg:font-family="Calibri" svg:panose-1="2 15 5 2 2 2 4 3 2 4"/>
  </office:font-face-decls>
  <office:automatic-styles>
    <style:style style:family="paragraph" style:name="af79c7d" style:parent-style-name="Standard">
      <style:text-properties fo:country="DE" fo:font-size="11.0pt" fo:language="de" style:font-name-asian="Cambria" style:font-size-asian="11.0pt"/>
    </style:style>
    <style:style style:family="table-cell" style:name="a0d9109">
      <style:table-cell-properties fo:background-color="#92D05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c1209e" style:parent-style-name="Standard">
      <style:text-properties fo:country="DE" fo:font-size="11.0pt" fo:language="de" style:font-name-asian="Cambria" style:font-size-asian="11.0pt"/>
    </style:style>
    <style:style style:family="table-cell" style:name="abb6313">
      <style:table-cell-properties fo:background-color="#92D05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8bdc8c" style:parent-style-name="Standard">
      <style:text-properties fo:country="DE" fo:font-size="11.0pt" fo:language="de" style:font-name-asian="Cambria" style:font-size-asian="11.0pt"/>
    </style:style>
    <style:style style:family="table-cell" style:name="a9f6b0c">
      <style:table-cell-properties fo:background-color="#92D05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8800e7" style:parent-style-name="Standard">
      <style:text-properties fo:country="DE" fo:font-size="11.0pt" fo:language="de" style:font-name-asian="Cambria" style:font-size-asian="11.0pt"/>
    </style:style>
    <style:style style:family="table-cell" style:name="a37f1e7">
      <style:table-cell-properties fo:background-color="#92D05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table-row" style:name="abdfd96">
      <style:table-row-properties style:row-height="10.0mm"/>
    </style:style>
    <style:style style:family="paragraph" style:name="a8fe5ae" style:parent-style-name="Standard">
      <style:text-properties fo:country="DE" fo:font-size="11.0pt" fo:language="de" style:font-name-asian="Cambria" style:font-size-asian="11.0pt"/>
    </style:style>
    <style:style style:family="table-cell" style:name="a2dcc7c">
      <style:table-cell-properties fo:background-color="#92D05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b1fb4a" style:parent-style-name="Standard">
      <style:text-properties fo:country="DE" fo:font-size="11.0pt" fo:language="de" style:font-name-asian="Cambria" style:font-size-asian="11.0pt"/>
    </style:style>
    <style:style style:family="table-cell" style:name="abeb759">
      <style:table-cell-properties fo:background-color="#92D05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3e4ef8" style:parent-style-name="Standard">
      <style:text-properties fo:country="DE" fo:font-size="11.0pt" fo:language="de" style:font-name-asian="Cambria" style:font-size-asian="11.0pt"/>
    </style:style>
    <style:style style:family="table-cell" style:name="a6e25aa">
      <style:table-cell-properties fo:background-color="#00B0F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3e136c" style:parent-style-name="Standard">
      <style:text-properties fo:country="DE" fo:font-size="11.0pt" fo:language="de" style:font-name-asian="Cambria" style:font-size-asian="11.0pt"/>
    </style:style>
    <style:style style:family="table-cell" style:name="ab448ae">
      <style:table-cell-properties fo:background-color="#92D05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table-row" style:name="aed36f5">
      <style:table-row-properties style:row-height="10.0mm"/>
    </style:style>
    <style:style style:family="paragraph" style:name="ab7b121" style:parent-style-name="Standard">
      <style:text-properties fo:country="DE" fo:font-size="11.0pt" fo:language="de" style:font-name-asian="Cambria" style:font-size-asian="11.0pt"/>
    </style:style>
    <style:style style:family="table-cell" style:name="ae34932">
      <style:table-cell-properties fo:background-color="#92D05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1e3b27" style:parent-style-name="Standard">
      <style:text-properties fo:country="DE" fo:font-size="11.0pt" fo:language="de" style:font-name-asian="Cambria" style:font-size-asian="11.0pt"/>
    </style:style>
    <style:style style:family="table-cell" style:name="ad29b14">
      <style:table-cell-properties fo:background-color="#FFC00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778a7d" style:parent-style-name="Standard">
      <style:text-properties fo:country="DE" fo:font-size="11.0pt" fo:language="de" style:font-name-asian="Cambria" style:font-size-asian="11.0pt"/>
    </style:style>
    <style:style style:family="table-cell" style:name="a11ce4c">
      <style:table-cell-properties fo:background-color="#92D05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f4ca02" style:parent-style-name="Standard">
      <style:text-properties fo:country="DE" fo:font-size="11.0pt" fo:language="de" style:font-name-asian="Cambria" style:font-size-asian="11.0pt"/>
    </style:style>
    <style:style style:family="table-cell" style:name="ab0105f">
      <style:table-cell-properties fo:background-color="#92D05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table-row" style:name="a5fc71a">
      <style:table-row-properties style:row-height="20.0mm"/>
    </style:style>
    <style:style style:family="paragraph" style:name="ada5104" style:parent-style-name="Standard">
      <style:text-properties fo:country="DE" fo:font-size="11.0pt" fo:language="de" style:font-name-asian="Cambria" style:font-size-asian="11.0pt"/>
    </style:style>
    <style:style style:family="table-cell" style:name="ab21271">
      <style:table-cell-properties fo:background-color="#FFFF0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8f227b" style:parent-style-name="Standard">
      <style:text-properties fo:country="DE" fo:font-size="11.0pt" fo:language="de" style:font-name-asian="Cambria" style:font-size-asian="11.0pt"/>
    </style:style>
    <style:style style:family="table-cell" style:name="ae0cd44">
      <style:table-cell-properties fo:background-color="#FFFF0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caddfb" style:parent-style-name="Standard">
      <style:text-properties fo:country="DE" fo:font-size="11.0pt" fo:language="de" style:font-name-asian="Cambria" style:font-size-asian="11.0pt"/>
    </style:style>
    <style:style style:family="table-cell" style:name="a2c7322">
      <style:table-cell-properties fo:background-color="#FFFF0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855d87" style:parent-style-name="Standard">
      <style:text-properties fo:country="DE" fo:font-size="11.0pt" fo:language="de" style:font-name-asian="Cambria" style:font-size-asian="11.0pt"/>
    </style:style>
    <style:style style:family="table-cell" style:name="ab285b0">
      <style:table-cell-properties fo:background-color="#FFFF0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table-row" style:name="aa95f9f">
      <style:table-row-properties style:row-height="10.0mm"/>
    </style:style>
    <style:style style:family="table-column" style:name="afac122">
      <style:table-column-properties style:rel-column-width="25*"/>
    </style:style>
    <style:style style:family="table" style:name="a02b8bb">
      <style:table-properties fo:margin-left="0.0mm" style:width="16.249cm" table:align="left"/>
    </style:style>
    <style:style style:family="paragraph" style:name="a87ad3d" style:parent-style-name="Überschrift2">
      <style:paragraph-properties/>
    </style:style>
    <style:style style:family="paragraph" style:name="a6f1176" style:parent-style-name="Titel">
      <style:paragraph-properties fo:break-before="page"/>
    </style:style>
  </office:automatic-styles>
  <office:body>
    <office:text>
      <text:p text:style-name="a6f1176">Tables</text:p>
      <text:p text:style-name="Untertitel">Examples</text:p>
      <text:h text:outline-level="2" text:style-name="a87ad3d">Table with different background colors (hard coded)</text:h>
      <text:p text:style-name="Standard"/>
      <table:table table:style-name="a02b8bb">
        <table:table-column table:number-columns-repeated="4" table:style-name="afac122"/>
        <table:table-row table:style-name="aa95f9f">
          <table:table-cell table:style-name="ab285b0">
            <text:p text:style-name="a855d87">1</text:p>
          </table:table-cell>
          <table:table-cell table:style-name="a2c7322">
            <text:p text:style-name="acaddfb">2</text:p>
          </table:table-cell>
          <table:table-cell table:style-name="ae0cd44">
            <text:p text:style-name="a8f227b">3</text:p>
          </table:table-cell>
          <table:table-cell table:style-name="ab21271">
            <text:p text:style-name="ada5104">4</text:p>
          </table:table-cell>
        </table:table-row>
        <table:table-row table:style-name="aa95f9f">
          <table:table-cell table:style-name="ab285b0"/>
          <table:table-cell table:style-name="a2c7322"/>
          <table:table-cell table:style-name="ae0cd44"/>
          <table:table-cell table:style-name="ab21271"/>
        </table:table-row>
        <table:table-row table:style-name="a5fc71a">
          <table:table-cell table:style-name="ab0105f">
            <text:p text:style-name="af4ca02">5</text:p>
          </table:table-cell>
          <table:table-cell table:style-name="a11ce4c">
            <text:p text:style-name="a778a7d">6</text:p>
          </table:table-cell>
          <table:table-cell table:style-name="ad29b14">
            <text:p text:style-name="a1e3b27">7</text:p>
          </table:table-cell>
          <table:table-cell table:style-name="ae34932">
            <text:p text:style-name="ab7b121">8</text:p>
          </table:table-cell>
        </table:table-row>
        <table:table-row table:style-name="aed36f5">
          <table:table-cell table:style-name="ab448ae">
            <text:p text:style-name="a3e136c">9</text:p>
          </table:table-cell>
          <table:table-cell table:style-name="a6e25aa">
            <text:p text:style-name="a3e4ef8">10</text:p>
          </table:table-cell>
          <table:table-cell table:style-name="abeb759">
            <text:p text:style-name="ab1fb4a">11</text:p>
          </table:table-cell>
          <table:table-cell table:style-name="a2dcc7c">
            <text:p text:style-name="a8fe5ae">12</text:p>
          </table:table-cell>
        </table:table-row>
        <table:table-row table:style-name="abdfd96">
          <table:table-cell table:style-name="a37f1e7">
            <text:p text:style-name="a8800e7">13</text:p>
          </table:table-cell>
          <table:table-cell table:style-name="a9f6b0c">
            <text:p text:style-name="a8bdc8c">14</text:p>
          </table:table-cell>
          <table:table-cell table:style-name="abb6313">
            <text:p text:style-name="ac1209e">15</text:p>
          </table:table-cell>
          <table:table-cell table:style-name="a0d9109">
            <text:p text:style-name="af79c7d">16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family-generic="roman" style:font-pitch="variable" style:name="Cambria" svg:font-family="Cambria" svg:panose-1="2 4 5 3 5 4 6 3 2 4"/>
    <style:font-face style:font-family-generic="modern" style:font-pitch="fixed" style:name="MS Mincho" svg:font-family="MS Mincho" svg:panose-1="2 2 6 9 4 2 5 8 3 4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Calibri" svg:font-family="Calibri" svg:panose-1="2 15 5 2 2 2 4 3 2 4"/>
    <style:font-face style:font-family-generic="modern" style:font-pitch="fixed" style:name="MS Gothic" svg:font-family="MS Gothic" svg:panose-1="2 11 6 9 7 2 5 8 2 4"/>
    <style:font-face style:font-family-generic="swiss" style:font-pitch="variable" style:name="Calibri Light" svg:font-family="Calibri Light" svg:panose-1="2 15 3 2 2 2 4 3 2 4"/>
    <style:font-face style:font-family-generic="roman" style:font-pitch="variable" style:name="Cambria" svg:font-family="Cambria" svg:panose-1="2 4 5 3 5 4 6 3 2 4"/>
    <style:font-face style:font-family-generic="swiss" style:font-pitch="variable" style:name="Calibri" svg:font-family="Calibri" svg:panose-1="2 15 5 2 2 2 4 3 2 4"/>
  </office:font-face-decls>
  <office:styles>
    <style:default-style style:family="paragraph">
      <style:paragraph-properties fo:background-color="transparent" fo:border-bottom="none" fo:border-left="none" fo:border-right="none" fo:border-top="none" fo:line-height="100%" fo:padding-bottom="0.0mm" fo:padding-left="0.0mm" fo:padding-right="0.0mm" fo:padding-top="0.0mm" fo:text-align="left"/>
      <style:text-properties fo:background-color="transparent" fo:country="US" fo:font-size="12.0pt" fo:font-style="normal" fo:font-weight="normal" fo:language="en" fo:letter-spacing="normal" style:font-name="Cambria" style:font-name-asian="MS Mincho" style:font-name-complex="Times New Roman" style:font-size-asian="12.0pt" style:font-style-asian="normal" style:font-style-complex="normal" style:font-weight-asian="normal" style:font-weight-complex="normal" style:text-position="0% 100%" style:use-window-font-color="true"/>
    </style:default-style>
    <style:style style:display-name="Standard" style:family="paragraph" style:name="Standard" style:parent-style-name="default_paragraph_style"/>
    <style:style style:default-outline-level="2" style:display-name="Überschrift 2" style:family="paragraph" style:name="Überschrift2" style:next-style-name="Standard" style:parent-style-name="Standard">
      <style:paragraph-properties fo:margin-top="3.53mm"/>
      <style:text-properties fo:color="#4F81BD" fo:font-size="13.0pt" fo:font-weight="bold" style:font-name="Calibri" style:font-name-asian="MS Gothic" style:font-size-asian="13.0pt" style:font-weight-asian="bold" style:font-weight-complex="bold"/>
    </style:style>
    <style:style style:display-name="Titel" style:family="paragraph" style:name="Titel" style:next-style-name="Standard" style:parent-style-name="Standard">
      <style:paragraph-properties fo:border-bottom="0.35mm solid #4F81BD" fo:border-left="none" fo:border-right="none" fo:border-top="none" fo:margin-bottom="5.29mm" fo:padding-bottom="1.41mm" fo:padding-left="0.0mm" fo:padding-right="0.0mm" fo:padding-top="0.0mm"/>
      <style:text-properties fo:color="#17365D" fo:font-size="26.0pt" fo:letter-spacing="0.09mm" style:font-name="Calibri" style:font-name-asian="MS Gothic" style:font-size-asian="26.0pt"/>
    </style:style>
    <style:style style:display-name="Untertitel" style:family="paragraph" style:name="Untertitel" style:next-style-name="Standard" style:parent-style-name="Standard">
      <style:paragraph-properties/>
      <style:text-properties fo:color="#4F81BD" fo:font-style="italic" fo:letter-spacing="0.26mm" style:font-name="Calibri" style:font-name-asian="MS Gothic" style:font-style-asian="italic" style:font-style-complex="italic"/>
    </style:style>
    <style:style style:default-outline-level="1" style:display-name="Überschrift 1" style:family="paragraph" style:name="Überschrift1" style:next-style-name="Standard" style:parent-style-name="Standard">
      <style:paragraph-properties fo:margin-top="8.47mm"/>
      <style:text-properties fo:color="#345A8A" fo:font-size="16.0pt" fo:font-weight="bold" style:font-name="Calibri" style:font-name-asian="MS Gothic" style:font-size-asian="16.0pt" style:font-weight-asian="bold" style:font-weight-complex="bold"/>
    </style:style>
    <style:style style:display-name="Absatz-Standardschriftart" style:family="text" style:name="Absatz-Standardschriftart" style:parent-style-name="default_character_style"/>
    <style:style style:display-name="Überschrift 1 Zchn" style:family="text" style:name="Überschrift1Zchn" style:parent-style-name="Absatz-Standardschriftart">
      <style:text-properties fo:color="#345A8A" fo:font-size="16.0pt" fo:font-weight="bold" style:font-name="Calibri" style:font-name-asian="MS Gothic" style:font-name-complex="Times New Roman" style:font-size-asian="16.0pt" style:font-weight-asian="bold" style:font-weight-complex="bold"/>
    </style:style>
    <style:style style:display-name="Überschrift 2 Zchn" style:family="text" style:name="Überschrift2Zchn" style:parent-style-name="Absatz-Standardschriftart">
      <style:text-properties fo:color="#4F81BD" fo:font-size="13.0pt" fo:font-weight="bold" style:font-name="Calibri" style:font-name-asian="MS Gothic" style:font-name-complex="Times New Roman" style:font-size-asian="13.0pt" style:font-weight-asian="bold" style:font-weight-complex="bold"/>
    </style:style>
    <style:style style:display-name="Untertitel Zchn" style:family="text" style:name="UntertitelZchn" style:parent-style-name="Absatz-Standardschriftart">
      <style:text-properties fo:color="#4F81BD" fo:font-style="italic" fo:letter-spacing="0.26mm" style:font-name="Calibri" style:font-name-asian="MS Gothic" style:font-name-complex="Times New Roman" style:font-style-asian="italic" style:font-style-complex="italic"/>
    </style:style>
    <style:style style:display-name="Titel Zchn" style:family="text" style:name="TitelZchn" style:parent-style-name="Absatz-Standardschriftart">
      <style:text-properties fo:color="#17365D" fo:font-size="26.0pt" fo:letter-spacing="0.09mm" style:font-name="Calibri" style:font-name-asian="MS Gothic" style:font-name-complex="Times New Roman" style:font-size-asian="26.0pt"/>
    </style:style>
    <style:default-style style:family="graphic">
      <style:graphic-properties draw:fill="solid" draw:fill-color="#5b9bd5"/>
    </style:default-style>
  </office: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9-07-23T14:11:11</dc:date>
    <meta:editing-cycles>2</meta:editing-cycles>
    <meta:editing-duration>PT0.012S</meta:editing-duration>
  </office:meta>
</office:document-meta>
</file>